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table-properties style:width="25.7cm" table:align="margins"/>
    </style:style>
    <style:style style:name="Table3.A" style:family="table-column">
      <style:table-column-properties style:column-width="2.09cm" style:rel-column-width="5330*"/>
    </style:style>
    <style:style style:name="Table3.B" style:family="table-column">
      <style:table-column-properties style:column-width="4.101cm" style:rel-column-width="10457*"/>
    </style:style>
    <style:style style:name="Table3.C" style:family="table-column">
      <style:table-column-properties style:column-width="19.509cm" style:rel-column-width="49748*"/>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9.316cm" table:align="margins"/>
    </style:style>
    <style:style style:name="Table4.A" style:family="table-column">
      <style:table-column-properties style:column-width="4.83cm" style:rel-column-width="16383*"/>
    </style:style>
    <style:style style:name="Table4.D" style:family="table-column">
      <style:table-column-properties style:column-width="4.83cm" style:rel-column-width="16386*"/>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675ea" officeooo:paragraph-rsid="0026b9e0"/>
    </style:style>
    <style:style style:name="P2" style:family="paragraph" style:parent-style-name="Standard">
      <style:text-properties officeooo:rsid="0026b9e0" officeooo:paragraph-rsid="001675ea"/>
    </style:style>
    <style:style style:name="P3" style:family="paragraph" style:parent-style-name="Standard">
      <style:text-properties officeooo:rsid="0026b9e0" officeooo:paragraph-rsid="0026b9e0"/>
    </style:style>
    <style:style style:name="P4" style:family="paragraph" style:parent-style-name="Standard">
      <style:text-properties officeooo:rsid="0026b9e0" officeooo:paragraph-rsid="0028a653"/>
    </style:style>
    <style:style style:name="P5" style:family="paragraph" style:parent-style-name="Standard">
      <style:text-properties officeooo:rsid="0026b9e0" officeooo:paragraph-rsid="0030a609"/>
    </style:style>
    <style:style style:name="P6" style:family="paragraph" style:parent-style-name="Standard">
      <style:text-properties officeooo:rsid="0026b9e0" officeooo:paragraph-rsid="003651ea"/>
    </style:style>
    <style:style style:name="P7" style:family="paragraph" style:parent-style-name="Standard">
      <style:text-properties officeooo:rsid="0026b9e0" officeooo:paragraph-rsid="0063047f"/>
    </style:style>
    <style:style style:name="P8" style:family="paragraph" style:parent-style-name="Standard">
      <style:text-properties fo:font-weight="bold" officeooo:rsid="0026b9e0" officeooo:paragraph-rsid="0026b9e0" style:font-weight-asian="bold" style:font-weight-complex="bold"/>
    </style:style>
    <style:style style:name="P9" style:family="paragraph" style:parent-style-name="Standard">
      <style:text-properties fo:font-weight="bold" officeooo:rsid="001675ea" officeooo:paragraph-rsid="001675ea" style:font-weight-asian="bold" style:font-weight-complex="bold"/>
    </style:style>
    <style:style style:name="P10" style:family="paragraph" style:parent-style-name="Standard">
      <style:text-properties fo:font-weight="bold" officeooo:rsid="0028a653" officeooo:paragraph-rsid="0028a653" style:font-weight-asian="bold" style:font-weight-complex="bold"/>
    </style:style>
    <style:style style:name="P11" style:family="paragraph" style:parent-style-name="Standard">
      <style:text-properties officeooo:rsid="0028a653" officeooo:paragraph-rsid="0028a653"/>
    </style:style>
    <style:style style:name="P12" style:family="paragraph" style:parent-style-name="Standard">
      <style:text-properties officeooo:rsid="0028a653" officeooo:paragraph-rsid="0063047f"/>
    </style:style>
    <style:style style:name="P13" style:family="paragraph" style:parent-style-name="Standard">
      <style:text-properties fo:font-weight="normal" officeooo:rsid="0028a653" officeooo:paragraph-rsid="0028a653" style:font-weight-asian="normal" style:font-weight-complex="normal"/>
    </style:style>
    <style:style style:name="P14" style:family="paragraph" style:parent-style-name="Standard">
      <style:text-properties fo:font-weight="normal" officeooo:rsid="0063047f" officeooo:paragraph-rsid="0063047f" style:font-weight-asian="normal" style:font-weight-complex="normal"/>
    </style:style>
    <style:style style:name="P15" style:family="paragraph" style:parent-style-name="Standard">
      <style:text-properties officeooo:rsid="001a0655" officeooo:paragraph-rsid="003825a6"/>
    </style:style>
    <style:style style:name="P16" style:family="paragraph" style:parent-style-name="Standard">
      <style:text-properties officeooo:rsid="001a0655" officeooo:paragraph-rsid="0034551d"/>
    </style:style>
    <style:style style:name="P17" style:family="paragraph" style:parent-style-name="Standard">
      <style:text-properties officeooo:rsid="001a0655" officeooo:paragraph-rsid="0042f43b"/>
    </style:style>
    <style:style style:name="P18" style:family="paragraph" style:parent-style-name="Standard">
      <style:paragraph-properties fo:text-align="center" style:justify-single-word="false"/>
      <style:text-properties officeooo:rsid="001a0655" officeooo:paragraph-rsid="0034551d"/>
    </style:style>
    <style:style style:name="P19" style:family="paragraph" style:parent-style-name="Standard">
      <style:text-properties officeooo:rsid="001a0655" officeooo:paragraph-rsid="0047482a"/>
    </style:style>
    <style:style style:name="P20" style:family="paragraph" style:parent-style-name="Standard">
      <style:text-properties officeooo:rsid="001a0655" officeooo:paragraph-rsid="00481c97"/>
    </style:style>
    <style:style style:name="P21" style:family="paragraph" style:parent-style-name="Standard">
      <style:text-properties officeooo:rsid="001f1472" officeooo:paragraph-rsid="003f5cab"/>
    </style:style>
    <style:style style:name="P22" style:family="paragraph" style:parent-style-name="Standard">
      <style:text-properties officeooo:rsid="001f1472" officeooo:paragraph-rsid="004cfa3d"/>
    </style:style>
    <style:style style:name="P23" style:family="paragraph" style:parent-style-name="Standard">
      <style:text-properties officeooo:rsid="001f1472" officeooo:paragraph-rsid="004dbe69"/>
    </style:style>
    <style:style style:name="P24" style:family="paragraph" style:parent-style-name="Standard">
      <style:text-properties officeooo:rsid="0016ea2d" officeooo:paragraph-rsid="004987ff"/>
    </style:style>
    <style:style style:name="P25" style:family="paragraph" style:parent-style-name="Standard">
      <style:text-properties officeooo:rsid="0016ea2d" officeooo:paragraph-rsid="004ab702"/>
    </style:style>
    <style:style style:name="P26" style:family="paragraph" style:parent-style-name="Standard">
      <style:text-properties officeooo:rsid="001f1791" officeooo:paragraph-rsid="003651ea"/>
    </style:style>
    <style:style style:name="P27" style:family="paragraph" style:parent-style-name="Standard">
      <style:text-properties officeooo:rsid="001f1791" officeooo:paragraph-rsid="003f5cab"/>
    </style:style>
    <style:style style:name="P28" style:family="paragraph" style:parent-style-name="Standard">
      <style:text-properties officeooo:rsid="005e4bc3" officeooo:paragraph-rsid="005e4bc3"/>
    </style:style>
    <style:style style:name="P29" style:family="paragraph" style:parent-style-name="Standard">
      <style:text-properties officeooo:rsid="005fa282" officeooo:paragraph-rsid="005fa282"/>
    </style:style>
    <style:style style:name="P30" style:family="paragraph" style:parent-style-name="Standard">
      <style:text-properties officeooo:rsid="00600659" officeooo:paragraph-rsid="00600659"/>
    </style:style>
    <style:style style:name="P31" style:family="paragraph" style:parent-style-name="Standard">
      <style:text-properties officeooo:rsid="00613031" officeooo:paragraph-rsid="00613031"/>
    </style:style>
    <style:style style:name="P32" style:family="paragraph" style:parent-style-name="Standard">
      <style:text-properties officeooo:rsid="0063d33b" officeooo:paragraph-rsid="0063d33b"/>
    </style:style>
    <style:style style:name="P33" style:family="paragraph" style:parent-style-name="Table_20_Contents">
      <style:text-properties officeooo:rsid="0019c12c" officeooo:paragraph-rsid="0019c12c"/>
    </style:style>
    <style:style style:name="P34" style:family="paragraph" style:parent-style-name="Table_20_Contents">
      <style:text-properties officeooo:rsid="0019c12c" officeooo:paragraph-rsid="0044a631"/>
    </style:style>
    <style:style style:name="P35" style:family="paragraph" style:parent-style-name="Table_20_Contents">
      <style:text-properties officeooo:rsid="001a671d" officeooo:paragraph-rsid="001a671d"/>
    </style:style>
    <style:style style:name="P36" style:family="paragraph" style:parent-style-name="Table_20_Contents">
      <style:text-properties officeooo:rsid="001a671d" officeooo:paragraph-rsid="00381917"/>
    </style:style>
    <style:style style:name="P37" style:family="paragraph" style:parent-style-name="Table_20_Contents">
      <style:text-properties officeooo:rsid="001a671d" officeooo:paragraph-rsid="00450d06"/>
    </style:style>
    <style:style style:name="P38" style:family="paragraph" style:parent-style-name="Table_20_Contents">
      <style:text-properties officeooo:rsid="001f31b3" officeooo:paragraph-rsid="001f31b3"/>
    </style:style>
    <style:style style:name="P39" style:family="paragraph" style:parent-style-name="Table_20_Contents">
      <style:text-properties officeooo:rsid="0020829a" officeooo:paragraph-rsid="0020829a"/>
    </style:style>
    <style:style style:name="P40" style:family="paragraph" style:parent-style-name="Table_20_Contents">
      <style:text-properties officeooo:rsid="00225aae" officeooo:paragraph-rsid="00225aae"/>
    </style:style>
    <style:style style:name="P41" style:family="paragraph" style:parent-style-name="Table_20_Contents">
      <style:text-properties officeooo:rsid="002b7ae4" officeooo:paragraph-rsid="002b7ae4"/>
    </style:style>
    <style:style style:name="P42" style:family="paragraph" style:parent-style-name="Table_20_Contents">
      <style:text-properties officeooo:rsid="00381917" officeooo:paragraph-rsid="00381917"/>
    </style:style>
    <style:style style:name="P43" style:family="paragraph" style:parent-style-name="Table_20_Contents">
      <style:text-properties officeooo:rsid="003825a6" officeooo:paragraph-rsid="003825a6"/>
    </style:style>
    <style:style style:name="P44" style:family="paragraph" style:parent-style-name="Table_20_Contents">
      <style:text-properties officeooo:rsid="003825a6" officeooo:paragraph-rsid="00481c97"/>
    </style:style>
    <style:style style:name="P45" style:family="paragraph" style:parent-style-name="Table_20_Contents">
      <style:text-properties officeooo:rsid="003825a6" officeooo:paragraph-rsid="004987ff"/>
    </style:style>
    <style:style style:name="P46" style:family="paragraph" style:parent-style-name="Table_20_Contents">
      <style:text-properties officeooo:rsid="003825a6" officeooo:paragraph-rsid="004cfa3d"/>
    </style:style>
    <style:style style:name="P47" style:family="paragraph" style:parent-style-name="Table_20_Contents">
      <style:text-properties officeooo:rsid="0039e1c7" officeooo:paragraph-rsid="0039e1c7"/>
    </style:style>
    <style:style style:name="P48" style:family="paragraph" style:parent-style-name="Table_20_Contents">
      <style:text-properties officeooo:rsid="0039e1c7" officeooo:paragraph-rsid="0047482a"/>
    </style:style>
    <style:style style:name="P49" style:family="paragraph" style:parent-style-name="Table_20_Contents">
      <style:text-properties officeooo:rsid="003bb411" officeooo:paragraph-rsid="003bb411"/>
    </style:style>
    <style:style style:name="P50" style:family="paragraph" style:parent-style-name="Table_20_Contents">
      <style:text-properties officeooo:rsid="003db1b0" officeooo:paragraph-rsid="004cfa3d"/>
    </style:style>
    <style:style style:name="P51" style:family="paragraph" style:parent-style-name="Table_20_Contents">
      <style:text-properties officeooo:rsid="003f5cab" officeooo:paragraph-rsid="003f5cab"/>
    </style:style>
    <style:style style:name="P52" style:family="paragraph" style:parent-style-name="Table_20_Contents">
      <style:text-properties officeooo:rsid="0042f43b" officeooo:paragraph-rsid="0042f43b"/>
    </style:style>
    <style:style style:name="P53" style:family="paragraph" style:parent-style-name="Table_20_Contents">
      <style:text-properties officeooo:rsid="0044a631" officeooo:paragraph-rsid="0044a631"/>
    </style:style>
    <style:style style:name="P54" style:family="paragraph" style:parent-style-name="Table_20_Contents">
      <style:text-properties officeooo:rsid="00481c97" officeooo:paragraph-rsid="00481c97"/>
    </style:style>
    <style:style style:name="P55" style:family="paragraph" style:parent-style-name="Table_20_Contents">
      <style:text-properties officeooo:rsid="004987ff" officeooo:paragraph-rsid="004ab702"/>
    </style:style>
    <style:style style:name="P56" style:family="paragraph" style:parent-style-name="Table_20_Contents">
      <style:text-properties officeooo:rsid="004ab702" officeooo:paragraph-rsid="004ab702"/>
    </style:style>
    <style:style style:name="P57" style:family="paragraph" style:parent-style-name="Table_20_Contents">
      <style:text-properties officeooo:rsid="0050f595" officeooo:paragraph-rsid="0050f595"/>
    </style:style>
    <style:style style:name="P58" style:family="paragraph" style:parent-style-name="Table_20_Contents">
      <style:text-properties officeooo:rsid="00515a57" officeooo:paragraph-rsid="00515a57"/>
    </style:style>
    <style:style style:name="P59" style:family="paragraph" style:parent-style-name="Table_20_Contents">
      <style:text-properties officeooo:rsid="00526ade" officeooo:paragraph-rsid="00526ade"/>
    </style:style>
    <style:style style:name="P60" style:family="paragraph" style:parent-style-name="Table_20_Contents">
      <style:text-properties officeooo:rsid="0053b0e6" officeooo:paragraph-rsid="0053b0e6"/>
    </style:style>
    <style:style style:name="P61" style:family="paragraph" style:parent-style-name="Table_20_Contents">
      <style:text-properties officeooo:rsid="005561f5" officeooo:paragraph-rsid="005561f5"/>
    </style:style>
    <style:style style:name="P62" style:family="paragraph" style:parent-style-name="Table_20_Contents">
      <style:text-properties officeooo:rsid="005c58bb" officeooo:paragraph-rsid="005c58bb"/>
    </style:style>
    <style:style style:name="P63" style:family="paragraph" style:parent-style-name="Table_20_Contents">
      <style:text-properties officeooo:rsid="005d46af" officeooo:paragraph-rsid="005d46af"/>
    </style:style>
    <style:style style:name="P64" style:family="paragraph" style:parent-style-name="Table_20_Contents">
      <style:text-properties officeooo:rsid="005e4bc3" officeooo:paragraph-rsid="005e4bc3"/>
    </style:style>
    <style:style style:name="P65" style:family="paragraph" style:parent-style-name="Table_20_Contents">
      <style:text-properties officeooo:rsid="00600659" officeooo:paragraph-rsid="00600659"/>
    </style:style>
    <style:style style:name="P66" style:family="paragraph" style:parent-style-name="Table_20_Contents">
      <style:text-properties officeooo:rsid="0063d33b" officeooo:paragraph-rsid="0063d33b"/>
    </style:style>
    <style:style style:name="P67" style:family="paragraph" style:parent-style-name="Table_20_Contents">
      <style:text-properties officeooo:rsid="00640c06" officeooo:paragraph-rsid="00640c06"/>
    </style:style>
    <style:style style:name="P68" style:family="paragraph" style:parent-style-name="Table_20_Contents">
      <style:text-properties officeooo:rsid="00526ade" officeooo:paragraph-rsid="00526ade"/>
    </style:style>
    <style:style style:name="P69" style:family="paragraph" style:parent-style-name="Table_20_Contents">
      <style:text-properties officeooo:rsid="0064b27e" officeooo:paragraph-rsid="0064b27e"/>
    </style:style>
    <style:style style:name="P70" style:family="paragraph" style:parent-style-name="Table_20_Contents">
      <style:text-properties officeooo:rsid="005561f5" officeooo:paragraph-rsid="005561f5"/>
    </style:style>
    <style:style style:name="P71" style:family="paragraph" style:parent-style-name="Table_20_Contents">
      <style:text-properties officeooo:rsid="00655597" officeooo:paragraph-rsid="00655597"/>
    </style:style>
    <style:style style:name="P72" style:family="paragraph" style:parent-style-name="Table_20_Contents">
      <style:text-properties officeooo:rsid="00664216" officeooo:paragraph-rsid="00664216"/>
    </style:style>
    <style:style style:name="T1" style:family="text">
      <style:text-properties officeooo:rsid="001f31b3"/>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42f43b" style:font-weight-asian="bold" style:font-weight-complex="bold"/>
    </style:style>
    <style:style style:name="T7" style:family="text">
      <style:text-properties officeooo:rsid="0042f43b"/>
    </style:style>
    <style:style style:name="T8" style:family="text">
      <style:text-properties officeooo:rsid="001a0655"/>
    </style:style>
    <style:style style:name="T9" style:family="text">
      <style:text-properties officeooo:rsid="0016ea2d"/>
    </style:style>
    <style:style style:name="T10" style:family="text">
      <style:text-properties officeooo:rsid="004dbe69"/>
    </style:style>
    <style:style style:name="T11" style:family="text">
      <style:text-properties officeooo:rsid="00613031"/>
    </style:style>
    <style:style style:name="T12" style:family="text">
      <style:text-properties officeooo:rsid="006304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NOTES ON IMPORTING PBS XML <text:s/>USING THE PYTHON SCRIPT import_pbs.py.</text:p>
      <text:p text:style-name="P10"/>
      <text:p text:style-name="P14">At a terminal prompt type this in : python import_pbs.py filename (where filename=name of unzipped V2 down XML from the pbs website)</text:p>
      <text:p text:style-name="P14">for example:</text:p>
      <text:p text:style-name="P14"/>
      <text:p text:style-name="P13">It can be difficult to match many of the drugs, though experience helps, when you have done this 2-3 times you will definitely improve. Resources I have used to assist with the import</text:p>
      <text:p text:style-name="P13"/>
      <text:p text:style-name="P13"><text:a xlink:type="simple" xlink:href="http://www.pbs.gov.au/medicine/item/4549K" text:style-name="Internet_20_link" text:visited-style-name="Visited_20_Internet_20_Link">http://www.pbs.gov.au/medicine/item/4549K</text:a> which is the PBS website,, type in the pbscode eg 4549K or search using the alphabetic tool</text:p>
      <text:p text:style-name="P13"><text:a xlink:type="simple" xlink:href="https://www.ebs.tga.gov.au/ebs/picmi/picmirepository.nsf/PICMI?OpenForm&amp;t=pi&amp;q" text:style-name="Internet_20_link" text:visited-style-name="Visited_20_Internet_20_Link">https://www.ebs.tga.gov.au/ebs/picmi/picmirepository.nsf/PICMI?OpenForm&amp;t=pi&amp;q</text:a>= whih is the TGA website to download/view Product information</text:p>
      <text:p text:style-name="P13">Ssome drugs don't have a product information in the TGA, you may have to search the web to match the constituents.</text:p>
      <text:p text:style-name="P13">Finally one often needs to run queryies in the backend to check whats in the database. See <text:s/>RUNNING QUERIES IN THE BACKEND TO HELP RESOLVE THE ISSUE</text:p>
      <text:p text:style-name="P13"/>
      <text:p text:style-name="P9">DIFFICULT DRUGS WHEN IMPORTING</text:p>
      <text:p text:style-name="P2"/>
      <text:p text:style-name="P7">See table below. <text:span text:style-name="T12">When you are stuck with a drug, copy its PBSCode from the terminal and past into the open office search box, and if I've included the drug you should find it along with brand and explanation to enable you to match.</text:span></text:p>
      <text:p text:style-name="P7"/>
      <text:p text:style-name="P12">Some drugs also in the pbs import are just named without reference to the generic eg the SALIVA SUBSTITUTE eye drops <text:s/>(crazy name) listed below. Others like estradiol 25 microgram/24 hours patch actually contain milligrams of ingrediants, here 0.39mg, so its not immediately obvious which one to match. Humatrope (somatropin) you just have to know the PI:HUMATROPE is a highly purified preparation and is available in cartridges containing 6 mg (18 IU ), 12 mg (36 IU*), or 24 mg (72 IU*) somatropin and when reconstituted with the diluent provided the cartridge contains 2.07 mg/mL, 4.17 mg/mL or 8.46 mg/mL somatropin respectively). Another example CRINONE 8% progesterone 90 mg, Prolonged Release Vaginal gel with Polyethylene applicator., the PBS listing will just say 8%.</text:p>
      <text:p text:style-name="P4"/>
      <text:p text:style-name="P11">Suggeset you print out this page when sitting next to you as a reference</text:p>
      <text:p text:style-name="P11"/>
      <text:p text:style-name="P10">RUNNING QUERIES IN THE BACKEND TO HELP RESOLVE THE ISSUE</text:p>
      <text:p text:style-name="P11"/>
      <text:p text:style-name="P11"/>
      <text:p text:style-name="P3"><text:soft-page-break/></text:p>
      <text:p text:style-name="P8">A Note on percentages:</text:p>
      <text:p text:style-name="P1"><text:s/><text:span text:style-name="T3">Percent</text:span><text:span text:style-name="T2"> </text:span>solutions all are 1000mg/100cc</text:p>
      <text:p text:style-name="P1"><text:s/>1% <text:span text:style-name="T4">solution</text:span> is the same as 1000 milligrams in 100 cc or 10mg/cc.. </text:p>
      <text:p text:style-name="P1">2% = 20mg/cc, 5% = 50mg/cc, 5.5% = 55mg/cc, etc…</text:p>
      <text:p text:style-name="P8">To convert <text:s/>tiny percentages if your brain is like mine and you want to check.</text:p>
      <text:p text:style-name="P3"><text:a xlink:type="simple" xlink:href="http://www.endmemo.com/sconvert/ug_mlper.php" text:style-name="Internet_20_link" text:visited-style-name="Visited_20_Internet_20_Link">http://www.endmemo.com/sconvert/ug_mlper.php</text:a></text:p>
      <text:p text:style-name="P5">eg. 0.0015 = 15ug/ml </text:p>
      <text:p text:style-name="P16"/>
      <text:p text:style-name="P18"><text:s/><text:span text:style-name="T6">USE THIS WHEN IMPORTING – DRUGS SEEM TO APPEAR IN THIS ORDER.</text:span></text:p>
      <text:p text:style-name="P3"/>
      <table:table table:name="Table3" table:style-name="Table3">
        <table:table-column table:style-name="Table3.A"/>
        <table:table-column table:style-name="Table3.B"/>
        <table:table-column table:style-name="Table3.C"/>
        <table:table-row>
          <table:table-cell table:style-name="Table3.A1" office:value-type="string">
            <text:p text:style-name="P62">1502C</text:p>
          </table:table-cell>
          <table:table-cell table:style-name="Table3.A1" office:value-type="string">
            <text:p text:style-name="P62">colifoam</text:p>
          </table:table-cell>
          <table:table-cell table:style-name="Table3.C1" office:value-type="string">
            <text:p text:style-name="P62">hydrocortisone acetate 10% enema, 21.1 g:</text:p>
            <text:p text:style-name="P62">One aerosol can contains 21.1 g of foam which is equivalent to approximately 14 applications.</text:p>
            <text:p text:style-name="P62">Each applicator full of COLIFOAM contains approximately 90 mg hydrocortisone acetate. One</text:p>
            <text:p text:style-name="P62">gram of foam contains 100 mg hydrocortisone acetate.</text:p>
          </table:table-cell>
        </table:table-row>
        <table:table-row>
          <table:table-cell table:style-name="Table3.A2" office:value-type="string">
            <text:p text:style-name="P63">2324H</text:p>
          </table:table-cell>
          <table:table-cell table:style-name="Table3.A2" office:value-type="string">
            <text:p text:style-name="P43"><text:a xlink:type="simple" xlink:href="http://www.pbs.gov.au/browse/manufacturer/pp" text:style-name="Internet_20_link" text:visited-style-name="Visited_20_Internet_20_Link">Optifresh Plus</text:a>a <text:a xlink:type="simple" xlink:href="http://www.pbs.gov.au/browse/manufacturer/ag" text:style-name="Internet_20_link" text:visited-style-name="Visited_20_Internet_20_Link">Celluvisc</text:a></text:p>
          </table:table-cell>
          <table:table-cell table:style-name="Table3.C2" office:value-type="string">
            <text:p text:style-name="P15">carmellose sodium 1% (4 mg/0.4 mL) eye drops, 30 x 0.4 mL unit doses (<text:a xlink:type="simple" xlink:href="https://www.ebs.tga.gov.au/ebs/picmi/picmirepository.nsf/PICMI?OpenForm&amp;t=&amp;q=carmellose" office:target-frame-name="_blank" xlink:show="new" text:style-name="Internet_20_link" text:visited-style-name="Visited_20_Internet_20_Link">PI</text:a>, <text:a xlink:type="simple" xlink:href="https://www.ebs.tga.gov.au/ebs/picmi/picmirepository.nsf/PICMI?OpenForm&amp;t=&amp;q=carmellose" office:target-frame-name="_blank" xlink:show="new" text:style-name="Internet_20_link" text:visited-style-name="Visited_20_Internet_20_Link">CMI</text:a>) </text:p>
            <text:p text:style-name="P28">The solution provides elemental phosphorus 500 mg (16.1 mmol phosphate). In</text:p>
            <text:p text:style-name="P28">addition each tablet provides sodium 469 mg (20.4 mmol Na+), potassium 123 mg (3.1 mmol K +), and</text:p>
            <text:p text:style-name="P28">citric acid - anhydrous 800 mg.</text:p>
          </table:table-cell>
        </table:table-row>
        <table:table-row>
          <table:table-cell table:style-name="Table3.A2" office:value-type="string">
            <text:p text:style-name="P64">2946C</text:p>
          </table:table-cell>
          <table:table-cell table:style-name="Table3.A2" office:value-type="string">
            <text:p text:style-name="P43"><text:a xlink:type="simple" xlink:href="http://www.pbs.gov.au/browse/manufacturer/pl" text:style-name="Internet_20_link" text:visited-style-name="Visited_20_Internet_20_Link">Phosphate Sandoz</text:a></text:p>
          </table:table-cell>
          <table:table-cell table:style-name="Table3.C2" office:value-type="string">
            <text:p text:style-name="P15">phosphorus 500 mg effervescent tablet, 100 (<text:a xlink:type="simple" xlink:href="https://www.ebs.tga.gov.au/ebs/picmi/picmirepository.nsf/PICMI?OpenForm&amp;t=&amp;q=phosphorus" office:target-frame-name="_blank" xlink:show="new" text:style-name="Internet_20_link" text:visited-style-name="Visited_20_Internet_20_Link">PI</text:a>, <text:a xlink:type="simple" xlink:href="https://www.ebs.tga.gov.au/ebs/picmi/picmirepository.nsf/PICMI?OpenForm&amp;t=&amp;q=phosphorus" office:target-frame-name="_blank" xlink:show="new" text:style-name="Internet_20_link" text:visited-style-name="Visited_20_Internet_20_Link">CMI</text:a>) </text:p>
          </table:table-cell>
        </table:table-row>
        <table:table-row>
          <table:table-cell table:style-name="Table3.A2" office:value-type="string">
            <text:p text:style-name="P64">2967E</text:p>
          </table:table-cell>
          <table:table-cell table:style-name="Table3.A2" office:value-type="string">
            <text:p text:style-name="P64">Questran Lite</text:p>
          </table:table-cell>
          <table:table-cell table:style-name="Table3.C2" office:value-type="string">
            <text:p text:style-name="P29">QUESTRAN LITE is a sugar free formulation containing 4g of cholestyramine</text:p>
            <text:p text:style-name="P29">per 4.7g of QUESTRAN LITE powder.</text:p>
          </table:table-cell>
        </table:table-row>
        <table:table-row>
          <table:table-cell table:style-name="Table3.A2" office:value-type="string">
            <text:p text:style-name="P65">3012M</text:p>
          </table:table-cell>
          <table:table-cell table:style-name="Table3.A2" office:value-type="string">
            <text:p text:style-name="P65">Chlorvescent</text:p>
          </table:table-cell>
          <table:table-cell table:style-name="Table3.C2" office:value-type="string">
            <text:p text:style-name="P30">Each effervescent tablet contains potassium chloride, potassium bicarbonate and potassium</text:p>
            <text:p text:style-name="P30">carbonate, providing 14 mmol potassium (548 mg) and 8 mmol chloride (283 mg) in the form</text:p>
            <text:p text:style-name="P30">of an acceptable drink.</text:p>
          </table:table-cell>
        </table:table-row>
        <table:table-row>
          <table:table-cell table:style-name="Table3.A2" office:value-type="string">
            <text:p text:style-name="P66">2138M</text:p>
          </table:table-cell>
          <table:table-cell table:style-name="Table3.A2" office:value-type="string">
            <text:p text:style-name="P66">Various brands</text:p>
          </table:table-cell>
          <table:table-cell table:style-name="Table3.C2" office:value-type="string">
            <text:p text:style-name="P32">PHENOBARBITONE INJECTION contains phenobarbital (phenobarbitone) sodium 219 mg</text:p>
            <text:p text:style-name="P32">(equivalent to phenobarbitone 200 mg) per 1 mL ampoule.</text:p>
          </table:table-cell>
        </table:table-row>
        <table:table-row>
          <table:table-cell table:style-name="Table3.A2" office:value-type="string">
            <text:p text:style-name="P65">5279W</text:p>
          </table:table-cell>
          <table:table-cell table:style-name="Table3.A2" office:value-type="string">
            <text:p text:style-name="P65">Denpax, fenpatch, <text:span text:style-name="T11">durogesic</text:span></text:p>
          </table:table-cell>
          <table:table-cell table:style-name="Table3.C2" office:value-type="string">
            <text:p text:style-name="P15">fentanyl 75 microgram/hour patch, 5 (<text:a xlink:type="simple" xlink:href="https://www.ebs.tga.gov.au/ebs/picmi/picmirepository.nsf/PICMI?OpenForm&amp;t=&amp;q=fentanyl" office:target-frame-name="_blank" xlink:show="new" text:style-name="Internet_20_link" text:visited-style-name="Visited_20_Internet_20_Link">PI</text:a>, <text:a xlink:type="simple" xlink:href="https://www.ebs.tga.gov.au/ebs/picmi/picmirepository.nsf/PICMI?OpenForm&amp;t=&amp;q=fentanyl" office:target-frame-name="_blank" xlink:show="new" text:style-name="Internet_20_link" text:visited-style-name="Visited_20_Internet_20_Link">CMI</text:a>) </text:p>
            <text:p text:style-name="P31">Durogesic has 12.6mg</text:p>
          </table:table-cell>
        </table:table-row>
        <text:soft-page-break/>
        <table:table-row>
          <table:table-cell table:style-name="Table3.A2" office:value-type="string">
            <text:p text:style-name="P43"><text:a xlink:type="simple" xlink:href="http://www.pbs.gov.au/medicine/item/8485n" text:style-name="Internet_20_link" text:visited-style-name="Visited_20_Internet_20_Link">8485N</text:a></text:p>
            <text:p text:style-name="P52">8125P</text:p>
            <text:p text:style-name="P47">8486P</text:p>
          </table:table-cell>
          <table:table-cell table:style-name="Table3.A2" office:value-type="string">
            <text:p text:style-name="P43">Climara 25</text:p>
            <text:p text:style-name="P52">Climara 50</text:p>
            <text:p text:style-name="P47">Climara 75</text:p>
          </table:table-cell>
          <table:table-cell table:style-name="Table3.C2" office:value-type="string">
            <text:p text:style-name="P15">estradiol 25 microgram/24 hours patch <text:span text:style-name="T7">has 2.0mg</text:span></text:p>
            <text:p text:style-name="P17">estradiol <text:span text:style-name="T7">50</text:span> microgram/24 hours patch <text:span text:style-name="T7">has 3.8mg</text:span></text:p>
            <text:p text:style-name="P17">estradiol <text:span text:style-name="T7">75</text:span> microgram/24 hours patch <text:span text:style-name="T7">has 5.7mg</text:span></text:p>
            <text:p text:style-name="P17">estradiol <text:span text:style-name="T7">100 </text:span><text:s/>microgram/24 hours patch <text:span text:style-name="T7">has 7.6mg</text:span></text:p>
            <text:p text:style-name="P17"/>
            <text:p text:style-name="P15"/>
          </table:table-cell>
        </table:table-row>
        <table:table-row>
          <table:table-cell table:style-name="Table3.A2" office:value-type="string">
            <text:p text:style-name="P33">8311K</text:p>
            <text:p text:style-name="P33"/>
            <text:p text:style-name="P33"/>
            <text:p text:style-name="P33"/>
            <text:p text:style-name="P33"/>
            <text:p text:style-name="P33"/>
            <text:p text:style-name="P53">8312L</text:p>
          </table:table-cell>
          <table:table-cell table:style-name="Table3.A2" office:value-type="string">
            <text:p text:style-name="P33">EstraDermMX 25</text:p>
            <text:p text:style-name="P33">Estradot</text:p>
            <text:p text:style-name="P33"/>
            <text:p text:style-name="P33"/>
            <text:p text:style-name="P33"/>
            <text:p text:style-name="P33"/>
            <text:p text:style-name="P34">Estradot 100</text:p>
          </table:table-cell>
          <table:table-cell table:style-name="Table3.C2" office:value-type="string">
            <text:p text:style-name="P33">estradiol 25 microgram/24 hours patch, 8</text:p>
            <text:p text:style-name="P33">Product Info:</text:p>
            <text:p text:style-name="P33">Estradot 25: 2.5 cm2 patch containing 0.39 mg oestradiol </text:p>
            <text:p text:style-name="P33">Estradot 37.5: 3.75 cm2 patch containing 0.585 mg </text:p>
            <text:p text:style-name="P33">Estradot 50: 5 cm2 patch containing 0.78 mg oestradiol</text:p>
            <text:p text:style-name="P33">Estradot 75: 7.5 cm2 patch containing 1.17 mg oestradiol</text:p>
            <text:p text:style-name="P33">Estradot 100: 10 cm 2 patch containing 1.56 mg oestradiol </text:p>
          </table:table-cell>
        </table:table-row>
        <table:table-row>
          <table:table-cell table:style-name="Table3.A2" office:value-type="string">
            <text:p text:style-name="P35">8427M</text:p>
          </table:table-cell>
          <table:table-cell table:style-name="Table3.A2" office:value-type="string">
            <text:p text:style-name="Table_20_Contents"><text:a xlink:type="simple" xlink:href="http://www.pbs.gov.au/browse/manufacturer/sz" text:style-name="Internet_20_link" text:visited-style-name="Visited_20_Internet_20_Link">Estalis continuous </text:a><text:a xlink:type="simple" xlink:href="http://www.pbs.gov.au/browse/manufacturer/sz" text:style-name="Internet_20_link" text:visited-style-name="Visited_20_Internet_20_Link">50/140</text:a></text:p>
          </table:table-cell>
          <table:table-cell table:style-name="Table3.C2" office:value-type="string">
            <text:p text:style-name="P37">estradiol 50 microgram/24 hours + norethisterone acetate 140 microgram/24 hours patch, 8 50/140 <text:s text:c="2"/>620ug <text:s text:c="2"/>2.7mg</text:p>
            <text:p text:style-name="P35">50/140 <text:s text:c="2"/>620ug <text:s text:c="2"/>2.7mg</text:p>
            <text:p text:style-name="P35"/>
          </table:table-cell>
        </table:table-row>
        <table:table-row>
          <table:table-cell table:style-name="Table3.A2" office:value-type="string">
            <text:p text:style-name="P35"><text:a xlink:type="simple" xlink:href="http://www.pbs.gov.au/medicine/item/8428n" text:style-name="Internet_20_link" text:visited-style-name="Visited_20_Internet_20_Link">8428N</text:a></text:p>
          </table:table-cell>
          <table:table-cell table:style-name="Table3.A2" office:value-type="string">
            <text:p text:style-name="P42">Estalis Continues</text:p>
            <text:p text:style-name="P42">50/250</text:p>
          </table:table-cell>
          <table:table-cell table:style-name="Table3.C2" office:value-type="string">
            <text:p text:style-name="P35"><text:a xlink:type="simple" xlink:href="http://www.pbs.gov.au/pbs/search?term=ESTRADIOL%20%2B%20NORETHISTERONE%20ACETATE&amp;analyse=false&amp;search-type=medicines" text:style-name="Internet_20_link" text:visited-style-name="Visited_20_Internet_20_Link">ESTRADIOL + NORETHISTERONE ACETATE</text:a><text:line-break/>estradiol 50 microgram/24 hours + norethisterone acetate 250 microgram/24 hours patch</text:p>
            <text:p text:style-name="P36">50/250 <text:s text:c="2"/>510ug <text:s/>4.8mg</text:p>
          </table:table-cell>
        </table:table-row>
        <table:table-row>
          <table:table-cell table:style-name="Table3.A2" office:value-type="string">
            <text:p text:style-name="P43">8460G</text:p>
            <text:p text:style-name="P49">8619P</text:p>
          </table:table-cell>
          <table:table-cell table:style-name="Table3.A2" office:value-type="string">
            <text:p text:style-name="P43">Androderm</text:p>
          </table:table-cell>
          <table:table-cell table:style-name="Table3.C2" office:value-type="string">
            <text:p text:style-name="P15">The Androderm ® 2.5 mg/day Transdermal Patch has a 7.5 cm2 active surface area and contains 12.2</text:p>
            <text:p text:style-name="P15">mg testosterone USP. </text:p>
            <text:p text:style-name="P15">The Androderm® 5 mg/day Transdermal Patch has a 15 cm2 active surface areaand contains 24.3 mg testosterone USP.</text:p>
          </table:table-cell>
        </table:table-row>
        <table:table-row>
          <table:table-cell table:style-name="Table3.A2" office:value-type="string">
            <text:p text:style-name="P48">8486P</text:p>
          </table:table-cell>
          <table:table-cell table:style-name="Table3.A2" office:value-type="string">
            <text:p text:style-name="P48">Climara 75</text:p>
          </table:table-cell>
          <table:table-cell table:style-name="Table3.C2" office:value-type="string">
            <text:p text:style-name="P19">estradiol <text:span text:style-name="T7">75</text:span> microgram/24 hours patch <text:span text:style-name="T7">has 5.7mg</text:span></text:p>
          </table:table-cell>
        </table:table-row>
        <table:table-row>
          <table:table-cell table:style-name="Table3.A2" office:value-type="string">
            <text:p text:style-name="P54">8619P</text:p>
          </table:table-cell>
          <table:table-cell table:style-name="Table3.A2" office:value-type="string">
            <text:p text:style-name="P44">Androderm <text:s/><text:span text:style-name="T8">5 mg/day</text:span></text:p>
          </table:table-cell>
          <table:table-cell table:style-name="Table3.C2" office:value-type="string">
            <text:p text:style-name="P20">Transdermal Patch has a 15 cm2 active surface areaand contains 24.3 mg testosterone USP.</text:p>
          </table:table-cell>
        </table:table-row>
        <table:table-row>
          <table:table-cell table:style-name="Table3.A2" office:value-type="string">
            <text:p text:style-name="P45"><text:a xlink:type="simple" xlink:href="http://www.pbs.gov.au/medicine/item/8762e" text:style-name="Internet_20_link" text:visited-style-name="Visited_20_Internet_20_Link">8762E</text:a></text:p>
          </table:table-cell>
          <table:table-cell table:style-name="Table3.A2" office:value-type="string">
            <text:p text:style-name="P55">Estradot <text:s/><text:span text:style-name="T9">37.5</text:span></text:p>
          </table:table-cell>
          <table:table-cell table:style-name="Table3.C2" office:value-type="string">
            <text:p text:style-name="P24">Estradot 37.5: 3.75 cm2 patch containing 0.585 mg oestradiol </text:p>
          </table:table-cell>
        </table:table-row>
        <table:table-row>
          <table:table-cell table:style-name="Table3.A2" office:value-type="string">
            <text:p text:style-name="P56">8764G</text:p>
          </table:table-cell>
          <table:table-cell table:style-name="Table3.A2" office:value-type="string">
            <text:p text:style-name="P25">Estradot 75</text:p>
          </table:table-cell>
          <table:table-cell table:style-name="Table3.C2" office:value-type="string">
            <text:p text:style-name="P25"><text:bookmark-start text:name="__DdeLink__854_1074542703"/>Estradot 75<text:bookmark-end text:name="__DdeLink__854_1074542703"/>: 7.5 cm2 patch containing 1.17 mg oestradiol </text:p>
          </table:table-cell>
        </table:table-row>
        <text:soft-page-break/>
        <table:table-row>
          <table:table-cell table:style-name="Table3.A2" office:value-type="string">
            <text:p text:style-name="P46"><text:a xlink:type="simple" xlink:href="http://www.pbs.gov.au/medicine/item/8865n" text:style-name="Internet_20_link" text:visited-style-name="Visited_20_Internet_20_Link">8865N</text:a></text:p>
          </table:table-cell>
          <table:table-cell table:style-name="Table3.A2" office:value-type="string">
            <text:p text:style-name="P50">Bupredermal</text:p>
            <text:p text:style-name="P50">Norspan</text:p>
          </table:table-cell>
          <table:table-cell table:style-name="Table3.C2" office:value-type="string">
            <text:p text:style-name="P22"><text:span text:style-name="T5">NORSPAN patch 5</text:span> micrograms releases 5 micrograms per hour, and contains a total of 5 mg buprenorphine. </text:p>
            <text:p text:style-name="P23"><text:span text:style-name="T5">NORSPAN patch 10</text:span> micrograms releases 10 micrograms <text:s/>per hour and contains a total of 10 mg buprenorphine.</text:p>
            <text:p text:style-name="P23"><text:span text:style-name="T5">NORSPAN patch 20</text:span> micrograms releases 20 micrograms <text:span text:style-name="T10">p</text:span>er hour and contains a total of 20 mg <text:s/>buprenorphine. </text:p>
          </table:table-cell>
        </table:table-row>
        <table:table-row>
          <table:table-cell table:style-name="Table3.A2" office:value-type="string">
            <text:p text:style-name="Table_20_Contents"><text:a xlink:type="simple" xlink:href="http://www.pbs.gov.au/medicine/item/9161e" text:style-name="Internet_20_link" text:visited-style-name="Visited_20_Internet_20_Link">9161E</text:a></text:p>
          </table:table-cell>
          <table:table-cell table:style-name="Table3.A2" office:value-type="string">
            <text:p text:style-name="P38">Excelon Patches or rivastigmelon patch</text:p>
          </table:table-cell>
          <table:table-cell table:style-name="Table3.C2" office:value-type="string">
            <text:p text:style-name="P38"><text:s text:c="14"/></text:p>
            <text:p text:style-name="P38"><text:s text:c="4"/></text:p>
            <table:table table:name="Table4" table:style-name="Table4">
              <table:table-column table:style-name="Table4.A" table:number-columns-repeated="3"/>
              <table:table-column table:style-name="Table4.D"/>
              <table:table-row>
                <table:table-cell table:style-name="Table4.A1" office:value-type="string">
                  <text:p text:style-name="P38">Name <text:s text:c="2"/></text:p>
                </table:table-cell>
                <table:table-cell table:style-name="Table4.A1" office:value-type="string">
                  <text:p text:style-name="P38"><text:s/>Base Load</text:p>
                </table:table-cell>
                <table:table-cell table:style-name="Table4.A1" office:value-type="string">
                  <text:p text:style-name="P38">In Vivo Release</text:p>
                </table:table-cell>
                <table:table-cell table:style-name="Table4.D1" office:value-type="string">
                  <text:p text:style-name="Table_20_Contents"/>
                </table:table-cell>
              </table:table-row>
              <table:table-row>
                <table:table-cell table:style-name="Table4.A2" office:value-type="string">
                  <text:p text:style-name="P38">Exelon Patch 5 </text:p>
                </table:table-cell>
                <table:table-cell table:style-name="Table4.A2" office:value-type="string">
                  <text:p text:style-name="P38"><text:s text:c="3"/>9 mg </text:p>
                </table:table-cell>
                <table:table-cell table:style-name="Table4.A2" office:value-type="string">
                  <text:p text:style-name="P38"><text:s/>4.6 mg</text:p>
                </table:table-cell>
                <table:table-cell table:style-name="Table4.D2" office:value-type="string">
                  <text:p text:style-name="Table_20_Contents"/>
                </table:table-cell>
              </table:table-row>
              <table:table-row>
                <table:table-cell table:style-name="Table4.A2" office:value-type="string">
                  <text:p text:style-name="Table_20_Contents"><text:s text:c="21"/><text:span text:style-name="T1">10</text:span></text:p>
                </table:table-cell>
                <table:table-cell table:style-name="Table4.A2" office:value-type="string">
                  <text:p text:style-name="Table_20_Contents"><text:s text:c="2"/><text:span text:style-name="T1">18mg</text:span></text:p>
                </table:table-cell>
                <table:table-cell table:style-name="Table4.A2" office:value-type="string">
                  <text:p text:style-name="Table_20_Contents"><text:s/><text:span text:style-name="T1">9.5mg</text:span></text:p>
                </table:table-cell>
                <table:table-cell table:style-name="Table4.D2" office:value-type="string">
                  <text:p text:style-name="Table_20_Contents"/>
                </table:table-cell>
              </table:table-row>
              <table:table-row>
                <table:table-cell table:style-name="Table4.A2" office:value-type="string">
                  <text:p text:style-name="Table_20_Contents"><text:s text:c="21"/><text:span text:style-name="T1">15</text:span></text:p>
                </table:table-cell>
                <table:table-cell table:style-name="Table4.A2" office:value-type="string">
                  <text:p text:style-name="Table_20_Contents"><text:s text:c="2"/><text:span text:style-name="T1">27mg</text:span></text:p>
                </table:table-cell>
                <table:table-cell table:style-name="Table4.A2" office:value-type="string">
                  <text:p text:style-name="P38">13.3mg</text:p>
                </table:table-cell>
                <table:table-cell table:style-name="Table4.D2" office:value-type="string">
                  <text:p text:style-name="Table_20_Contents"/>
                </table:table-cell>
              </table:table-row>
            </table:table>
            <text:p text:style-name="P38"/>
          </table:table-cell>
        </table:table-row>
        <table:table-row>
          <table:table-cell table:style-name="Table3.A2" office:value-type="string">
            <text:p text:style-name="P39">9411H</text:p>
          </table:table-cell>
          <table:table-cell table:style-name="Table3.A2" office:value-type="string">
            <text:p text:style-name="P39">Forteo</text:p>
          </table:table-cell>
          <table:table-cell table:style-name="Table3.C2" office:value-type="string">
            <text:p text:style-name="P39">FORTEO is supplied as a sterile, colourless, clear, isotonic solution for subcutaneous</text:p>
            <text:p text:style-name="P39">injection. Each mL contains teriparatide 250 g. FORTEO is supplied in a 2.4 mL</text:p>
            <text:p text:style-name="P39">cartridge contained in a prefilled delivery device (pen) that delivers 20 g per dose and</text:p>
            <text:p text:style-name="P39">contains dosing for 28 treatment days.</text:p>
          </table:table-cell>
        </table:table-row>
        <table:table-row>
          <table:table-cell table:style-name="Table3.A2" office:value-type="string">
            <text:p text:style-name="P51">9454N</text:p>
          </table:table-cell>
          <table:table-cell table:style-name="Table3.A2" office:value-type="string">
            <text:p text:style-name="P26">Oxytrol</text:p>
          </table:table-cell>
          <table:table-cell table:style-name="Table3.C2" office:value-type="string">
            <text:p text:style-name="P51">oxybutynin 3.9 mg/24 hours patch, </text:p>
            <text:p text:style-name="P27">Oxytrol ® is available as a 39 cm2 patch containing</text:p>
            <text:p text:style-name="P27">36 mg of oxybutynin. Oxytrol® has a nominal in vivo delivery rate of 3.9 mg oxybutynin per day.</text:p>
            <text:p text:style-name="P21">The rate of buprenorphine release from each patch is proportional to the surface area. </text:p>
          </table:table-cell>
        </table:table-row>
        <table:table-row>
          <table:table-cell table:style-name="Table3.A2" office:value-type="string">
            <text:p text:style-name="P40">10124W</text:p>
          </table:table-cell>
          <table:table-cell table:style-name="Table3.A2" office:value-type="string">
            <text:p text:style-name="P40">Bretaris Genuair</text:p>
          </table:table-cell>
          <table:table-cell table:style-name="Table3.C2" office:value-type="string">
            <text:p text:style-name="P40">Script; aclidinium 322 microgram/actuation powder for inhalation, 60 actuations</text:p>
            <text:p text:style-name="P40">DB:</text:p>
            <text:p text:style-name="P40">aclidinium bromide inhaler 400mcg units per pack: 60 product.pk=ac29010f-ad5a-4688-bc1b-dd981d9af13a</text:p>
            <text:p text:style-name="P40">Each delivered dose (the dose leaving the mouthpiece) contains 375 micrograms</text:p>
            <text:p text:style-name="P40">aclidinium bromide equivalent to 322 micrograms of aclidinium. This corresponds to a</text:p>
            <text:p text:style-name="P40">metered dose of 400 micrograms aclidinium bromide equivalent to 343 micrograms</text:p>
            <text:p text:style-name="P40">aclidinium.</text:p>
          </table:table-cell>
        </table:table-row>
        <table:table-row>
          <table:table-cell table:style-name="Table3.A2" office:value-type="string">
            <text:p text:style-name="P57">4198Y</text:p>
          </table:table-cell>
          <table:table-cell table:style-name="Table3.A2" office:value-type="string">
            <text:p text:style-name="P57">Coloxy with Senna</text:p>
          </table:table-cell>
          <table:table-cell table:style-name="Table3.C2" office:value-type="string">
            <text:p text:style-name="P57">docusate sodium 50 mg + sennosides 11.27 mg tablet, 90 appears to be the same as the 50/8mg displayed</text:p>
          </table:table-cell>
        </table:table-row>
        <table:table-row>
          <table:table-cell table:style-name="Table3.A2" office:value-type="string">
            <text:p text:style-name="P39"><text:a xlink:type="simple" xlink:href="http://www.pbs.gov.au/medicine/item/4285m" text:style-name="Internet_20_link" text:visited-style-name="Visited_20_Internet_20_Link">4285M</text:a> </text:p>
          </table:table-cell>
          <table:table-cell table:style-name="Table3.A2" office:value-type="string">
            <text:p text:style-name="P58">Fybogel</text:p>
          </table:table-cell>
          <table:table-cell table:style-name="Table3.C2" office:value-type="string">
            <text:p text:style-name="P58">dry psyllium husk 3.5 g powder same as ispaghula husk oral powder 3.5g</text:p>
          </table:table-cell>
        </table:table-row>
        <table:table-row>
          <table:table-cell table:style-name="Table3.A2" office:value-type="string">
            <text:p text:style-name="P59">4470G</text:p>
          </table:table-cell>
          <table:table-cell table:style-name="Table3.A2" office:value-type="string">
            <text:p text:style-name="P59">Resonium A</text:p>
          </table:table-cell>
          <table:table-cell table:style-name="Table3.C2" office:value-type="string">
            <text:p text:style-name="P59"><text:s/>sodium polystyrene sulfonate 999.3 mg/g = 454gm product</text:p>
          </table:table-cell>
        </table:table-row>
        <text:soft-page-break/>
        <table:table-row>
          <table:table-cell table:style-name="Table3.A2" office:value-type="string">
            <text:p text:style-name="P60">11387H</text:p>
          </table:table-cell>
          <table:table-cell table:style-name="Table3.A2" office:value-type="string">
            <text:p text:style-name="P60">S<text:a xlink:type="simple" xlink:href="http://www.pbs.gov.au/browse/manufacturer/eo" text:style-name="Internet_20_link" text:visited-style-name="Visited_20_Internet_20_Link">unsense Ultra SPF 50+</text:a></text:p>
          </table:table-cell>
          <table:table-cell table:style-name="Table3.C2" office:value-type="string">
            <text:p text:style-name="P59"/>
          </table:table-cell>
        </table:table-row>
        <table:table-row>
          <table:table-cell table:style-name="Table3.A2" office:value-type="string">
            <text:p text:style-name="P59"><text:a xlink:type="simple" xlink:href="http://www.pbs.gov.au/medicine/item/5818f" text:style-name="Internet_20_link" text:visited-style-name="Visited_20_Internet_20_Link">5818F</text:a></text:p>
          </table:table-cell>
          <table:table-cell table:style-name="Table3.A2" office:value-type="string">
            <text:p text:style-name="P59"><text:a xlink:type="simple" xlink:href="http://www.pbs.gov.au/browse/manufacturer/no" text:style-name="Internet_20_link" text:visited-style-name="Visited_20_Internet_20_Link">Norditropin FlexPro</text:a></text:p>
            <text:p text:style-name="P60">Norditropin® SimpleXx®</text:p>
          </table:table-cell>
          <table:table-cell table:style-name="Table3.C2" office:value-type="string">
            <text:p text:style-name="P60">1 mg of somatropin corresponds to 3 IU (International Units) of somatropin</text:p>
          </table:table-cell>
        </table:table-row>
        <table:table-row>
          <table:table-cell table:style-name="Table3.A2" office:value-type="string">
            <text:p text:style-name="P59"><text:a xlink:type="simple" xlink:href="http://www.pbs.gov.au/medicine/item/6170r" text:style-name="Internet_20_link" text:visited-style-name="Visited_20_Internet_20_Link">6170R</text:a></text:p>
            <text:p text:style-name="P69">10429X</text:p>
            <text:p text:style-name="P69"><text:s/>10482Q</text:p>
            <text:p text:style-name="P69">6169Q</text:p>
          </table:table-cell>
          <table:table-cell table:style-name="Table3.A2" office:value-type="string">
            <text:p text:style-name="P59"><text:a xlink:type="simple" xlink:href="http://www.pbs.gov.au/browse/manufacturer/ly" text:style-name="Internet_20_link" text:visited-style-name="Visited_20_Internet_20_Link">Humatrope</text:a></text:p>
          </table:table-cell>
          <table:table-cell table:style-name="Table3.C2" office:value-type="string">
            <text:p text:style-name="P61"><text:s/>6mg (18 IU ), 12 mg (36 IU*), or 24 mg (72 IU*) somatropin and when reconstituted with the</text:p>
            <text:p text:style-name="P61">diluent provided the cartridge contains 2.07 mg/mL, 4.17 mg/mL or 8.46 mg/mL</text:p>
          </table:table-cell>
        </table:table-row>
        <table:table-row>
          <table:table-cell table:style-name="Table3.A2" office:value-type="string">
            <text:p text:style-name="P71">10472E</text:p>
            <text:p text:style-name="P71">10428W</text:p>
            <text:p text:style-name="P71">6319N</text:p>
          </table:table-cell>
          <table:table-cell table:style-name="Table3.A2" office:value-type="string">
            <text:p text:style-name="P71"> GENOTROPIN and GENOTROPIN GoQuick5 mg, 5.3 mg and 12 mg powder for injection with diluent (with</text:p>
            <text:p text:style-name="P71">preservative)</text:p>
            <text:p text:style-name="P71"></text:p>
            <text:p text:style-name="P71">GENOTROPIN MiniQuick0.2 mg – 2.0 mg powder for injection with diluent (single dose syringes)</text:p>
          </table:table-cell>
          <table:table-cell table:style-name="Table3.C2" office:value-type="string">
            <text:p text:style-name="P59"/>
          </table:table-cell>
        </table:table-row>
        <table:table-row>
          <table:table-cell table:style-name="Table3.A2" office:value-type="string">
            <text:p text:style-name="P59"><text:a xlink:type="simple" xlink:href="http://www.pbs.gov.au/medicine/item/10519p" text:style-name="Internet_20_link" text:visited-style-name="Visited_20_Internet_20_Link">10519P</text:a></text:p>
          </table:table-cell>
          <table:table-cell table:style-name="Table3.A2" office:value-type="string">
            <text:p text:style-name="P61"><text:a xlink:type="simple" xlink:href="http://www.pbs.gov.au/browse/manufacturer/sz" text:style-name="Internet_20_link" text:visited-style-name="Visited_20_Internet_20_Link">Omnitrope Surepal 10</text:a></text:p>
          </table:table-cell>
          <table:table-cell table:style-name="Table3.C2" office:value-type="string">
            <text:p text:style-name="P72">1 mg of somatropin corresponds to 3 IU (International Units) of somatropin.</text:p>
            <text:p text:style-name="P71">Omnitrope 5mg/1.5mL Solution for Injection contains 3.33mg/mL somatropin and the</text:p>
            <text:p text:style-name="P71">following excipients: dibasic sodium phosphate heptahydrate, monobasic sodium phosphate,</text:p>
            <text:p text:style-name="P71">poloxamer, mannitol, phosphoric acid, sodium hydroxide and water for injections. Contains</text:p>
            <text:p text:style-name="P71">benzyl alcohol as preservative.</text:p>
            <text:p text:style-name="P71">Omnitrope 5mg/1.5mL Solution for Injection for SurePal 5 contains 3.33mg/mL somatropin</text:p>
            <text:p text:style-name="P71">and the following excipients: dibasic sodium phosphate heptahydrate, monobasic sodium</text:p>
            <text:p text:style-name="P71">phosphate, poloxamer, mannitol, phosphoric acid, sodium hydroxide and water for injections.</text:p>
            <text:p text:style-name="P71"><text:soft-page-break/>Contains benzyl alcohol as preservative.</text:p>
            <text:p text:style-name="P71">Omnitrope 10mg/1.5mL Solution for Injection contains 6.67mg/mL somatropin (rbe) and the</text:p>
            <text:p text:style-name="P71">following excipients: monobasic sodium phosphate, dibasic sodium phosphate heptahydrate,</text:p>
            <text:p text:style-name="P71">poloxamer, phenol, glycine, phosphoric acid, sodium hydroxide and water for injections.</text:p>
            <text:p text:style-name="P71">Omnitrope 10mg/1.5mL Solution for Injection for SurePal 10 contains 6.67mg/mL</text:p>
            <text:p text:style-name="P71">somatropin (rbe) and the following excipients: monobasic sodium phosphate, dibasic sodium</text:p>
            <text:p text:style-name="P71">phosphate heptahydrate, poloxamer, phenol, glycine, phosphoric acid, sodium hydroxide and</text:p>
            <text:p text:style-name="P71">water for injections.</text:p>
            <text:p text:style-name="P71">Omnitrope 15mg/1.5mL Solution for Injection for SurePal 15 contains 10mg/mL somatropin</text:p>
            <text:p text:style-name="P71">(rbe) and the following excipients: monobasic sodium phosphate, dibasic sodium phosphate</text:p>
            <text:p text:style-name="P71">heptahydrate, poloxamer, phenol, sodium chloride, phosphoric acid, sodium hydroxide and</text:p>
            <text:p text:style-name="P71">water for injections.</text:p>
          </table:table-cell>
        </table:table-row>
        <table:table-row>
          <table:table-cell table:style-name="Table3.A2" office:value-type="string">
            <text:p text:style-name="P59"><text:a xlink:type="simple" xlink:href="http://www.pbs.gov.au/medicine/item/6266t" text:style-name="Internet_20_link" text:visited-style-name="Visited_20_Internet_20_Link">6266T</text:a></text:p>
          </table:table-cell>
          <table:table-cell table:style-name="Table3.A2" office:value-type="string">
            <text:p text:style-name="P61">Zomacton</text:p>
          </table:table-cell>
          <table:table-cell table:style-name="Table3.C2" office:value-type="string">
            <text:p text:style-name="P59"/>
          </table:table-cell>
        </table:table-row>
        <table:table-row>
          <table:table-cell table:style-name="Table3.A2" office:value-type="string">
            <text:p text:style-name="P67">10218T</text:p>
          </table:table-cell>
          <table:table-cell table:style-name="Table3.A2" office:value-type="string">
            <text:p text:style-name="P67">PLEGRIDY</text:p>
          </table:table-cell>
          <table:table-cell table:style-name="Table3.C2" office:value-type="string">
            <text:p text:style-name="P67">A single pre-filled syringe contains 0.5 mL of solution of PLEGRIDY containing 63 micrograms,</text:p>
            <text:p text:style-name="P67">94 micrograms, or 125 micrograms of peginterferon beta-1a. The glass syringe is contained</text:p>
            <text:p text:style-name="P67">within a single-use, disposable, injection device (pre-filled pen).</text:p>
          </table:table-cell>
        </table:table-row>
        <table:table-row>
          <table:table-cell table:style-name="Table3.A2" office:value-type="string">
            <text:p text:style-name="P41">6366C. </text:p>
          </table:table-cell>
          <table:table-cell table:style-name="Table3.A2" office:value-type="string">
            <text:p text:style-name="P41">CRINONE</text:p>
          </table:table-cell>
          <table:table-cell table:style-name="Table3.C2" office:value-type="string">
            <text:p text:style-name="P41">New drug product found: progesterone 8% vaginal gel, 15 applications</text:p>
            <text:p text:style-name="P41">found match using PBS item code 6366C. </text:p>
            <text:p text:style-name="P41">This is CRINONE 8% progesterone 90 mg, Prolonged Release Vaginal gel </text:p>
          </table:table-cell>
        </table:table-row>
      </table:table>
      <text:p text:style-name="P3"/>
      <text:p text:style-name="P3"/>
      <text:p text:style-name="P6"/>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meta:initial-creator>
    <meta:creation-date>2018-05-11T07:16:30.913635952</meta:creation-date>
    <dc:date>2018-10-16T14:30:27.453434260</dc:date>
    <dc:creator>richard </dc:creator>
    <meta:editing-duration>P1DT8H5M18S</meta:editing-duration>
    <meta:editing-cycles>63</meta:editing-cycles>
    <meta:generator>LibreOffice/4.4.7.2$Linux_X86_64 LibreOffice_project/40m0$Build-2</meta:generator>
    <meta:document-statistic meta:table-count="2" meta:image-count="0" meta:object-count="0" meta:page-count="6" meta:paragraph-count="208" meta:word-count="1467" meta:character-count="9642" meta:non-whitespace-character-count="8264"/>
  </office:meta>
</office:document-meta>
</file>